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s is a NeoOffice test</text:h>
      <text:p text:style-name="Text_20_body">This is normal text, yet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2007-03-29T10:06:13</meta:creation-date>
    <dc:date>2007-03-29T10:08:35</dc:date>
    <dc:language>nb-NO</dc:language>
    <meta:editing-cycles>2</meta:editing-cycles>
    <meta:editing-duration>PT2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1" meta:character-count="55"/>
  </office:meta>
</office:document-meta>
</file>